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/>
    <style:font-face style:name="Bahnschrift1" svg:font-family="Bahnschrift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1" officeooo:paragraph-rsid="001bcba1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Bahnschrift1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Bahnschrift1" fo:font-weight="bold" fo:background-color="#064c25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Bahnschrift1" fo:background-color="#064c25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15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18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19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20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21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22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23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24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25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26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27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28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29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30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31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32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33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34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35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36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37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38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39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40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41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42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43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44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4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46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47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48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49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50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51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52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53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54" style:family="paragraph" style:parent-style-name="Text_20_body" style:list-style-name="L4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55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56" style:family="paragraph" style:parent-style-name="Text_20_body" style:list-style-name="L5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57" style:family="paragraph" style:parent-style-name="Text_20_body" style:list-style-name="L5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58" style:family="paragraph" style:parent-style-name="Text_20_body" style:list-style-name="L5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59" style:family="paragraph" style:parent-style-name="Text_20_body" style:list-style-name="L5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60" style:family="paragraph" style:parent-style-name="Text_20_body" style:list-style-name="L5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61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62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63" style:family="paragraph" style:parent-style-name="Text_20_body" style:list-style-name="L5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64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65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66" style:family="paragraph" style:parent-style-name="Text_20_body" style:list-style-name="L6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064c25" loext:padding="0cm" loext:border="none"/>
    </style:style>
    <style:style style:name="P67" style:family="paragraph" style:parent-style-name="Text_20_body" style:list-style-name="L6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68" style:family="paragraph" style:parent-style-name="Text_20_body" style:list-style-name="L6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69" style:family="paragraph" style:parent-style-name="Heading_20_3" style:list-style-name="L64">
      <style:paragraph-properties fo:margin-left="0cm" fo:margin-right="0cm" fo:margin-top="0cm" fo:margin-bottom="0cm" style:contextual-spacing="false" fo:line-height="120%" fo:text-indent="0cm" style:auto-text-indent="false" fo:padding="0cm" fo:border="none"/>
      <style:text-properties style:font-name="Bahnschrift1" fo:font-weight="bold" fo:background-color="#064c25" loext:padding="0cm" loext:border="none"/>
    </style:style>
    <style:style style:name="P70" style:family="paragraph" style:parent-style-name="Text_20_body" style:list-style-name="L6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71" style:family="paragraph" style:parent-style-name="Text_20_body" style:list-style-name="L6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font-weight="bold" fo:background-color="#064c25" loext:padding="0cm" loext:border="none"/>
    </style:style>
    <style:style style:name="P72" style:family="paragraph" style:parent-style-name="Text_20_body" style:list-style-name="L6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5e0606" loext:padding="0cm" loext:border="none"/>
    </style:style>
    <style:style style:name="P73" style:family="paragraph" style:parent-style-name="Text_20_body" style:list-style-name="L6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5e0606" loext:padding="0cm" loext:border="none"/>
    </style:style>
    <style:style style:name="P74" style:family="paragraph" style:parent-style-name="Text_20_body" style:list-style-name="L6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5e0606" loext:padding="0cm" loext:border="none"/>
    </style:style>
    <style:style style:name="P75" style:family="paragraph" style:parent-style-name="Text_20_body" style:list-style-name="L7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5e0606" loext:padding="0cm" loext:border="none"/>
    </style:style>
    <style:style style:name="P76" style:family="paragraph" style:parent-style-name="Text_20_body" style:list-style-name="L7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77" style:family="paragraph" style:parent-style-name="Text_20_body" style:list-style-name="L7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loext:padding="0cm" loext:border="none"/>
    </style:style>
    <style:style style:name="P78" style:family="paragraph" style:parent-style-name="Text_20_body" style:list-style-name="L7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2e2e11" loext:padding="0cm" loext:border="none"/>
    </style:style>
    <style:style style:name="P79" style:family="paragraph" style:parent-style-name="Text_20_body" style:list-style-name="L7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2e2e11" loext:padding="0cm" loext:border="none"/>
    </style:style>
    <style:style style:name="P80" style:family="paragraph" style:parent-style-name="Text_20_body" style:list-style-name="L7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2e2e11" loext:padding="0cm" loext:border="none"/>
    </style:style>
    <style:style style:name="P81" style:family="paragraph" style:parent-style-name="Text_20_body" style:list-style-name="L7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2e2e11" loext:padding="0cm" loext:border="none"/>
    </style:style>
    <style:style style:name="P82" style:family="paragraph" style:parent-style-name="Text_20_body" style:list-style-name="L7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83" style:family="paragraph" style:parent-style-name="Text_20_body" style:list-style-name="L78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font-weight="bold" fo:background-color="#064c25" loext:padding="0cm" loext:border="none"/>
    </style:style>
    <style:style style:name="P84" style:family="paragraph" style:parent-style-name="Text_20_body" style:list-style-name="L7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252829" loext:padding="0cm" loext:border="none"/>
    </style:style>
    <style:style style:name="P85" style:family="paragraph" style:parent-style-name="Text_20_body" style:list-style-name="L80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252829" loext:padding="0cm" loext:border="none"/>
    </style:style>
    <style:style style:name="P86" style:family="paragraph" style:parent-style-name="Text_20_body" style:list-style-name="L8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252829" loext:padding="0cm" loext:border="none"/>
    </style:style>
    <style:style style:name="P87" style:family="paragraph" style:parent-style-name="Text_20_body" style:list-style-name="L8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 fo:background-color="#575e61" loext:padding="0cm" loext:border="none"/>
    </style:style>
    <style:style style:name="P88" style:family="paragraph" style:parent-style-name="Text_20_body" style:list-style-name="L8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89" style:family="paragraph" style:parent-style-name="Text_20_body" style:list-style-name="L8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Bahnschrift1"/>
    </style:style>
    <style:style style:name="P90" style:family="paragraph" style:parent-style-name="Heading_20_3" style:list-style-name="L85">
      <style:paragraph-properties fo:margin-left="0cm" fo:margin-right="0cm" fo:margin-top="0cm" fo:margin-bottom="0cm" style:contextual-spacing="false" fo:line-height="120%" fo:text-indent="0cm" style:auto-text-indent="false" fo:padding="0cm" fo:border="none"/>
      <style:text-properties style:font-name="Bahnschrift1" fo:font-weight="bold" fo:background-color="#064c25" loext:padding="0cm" loext:border="none"/>
    </style:style>
    <style:style style:name="P91" style:family="paragraph" style:parent-style-name="Text_20_body" style:list-style-name="L8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2" style:family="paragraph" style:parent-style-name="Text_20_body" style:list-style-name="L8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3" style:family="paragraph" style:parent-style-name="Text_20_body" style:list-style-name="L8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4" style:family="paragraph" style:parent-style-name="Standard">
      <style:paragraph-properties fo:text-align="justify" style:justify-single-word="false"/>
      <style:text-properties style:font-name="Bahnschrift1" officeooo:rsid="001bcba1" officeooo:paragraph-rsid="001bcba1"/>
    </style:style>
    <style:style style:name="T1" style:family="text">
      <style:text-properties fo:font-size="21pt" officeooo:rsid="001bcba1" style:font-size-asian="21pt" style:font-size-complex="21pt"/>
    </style:style>
    <style:style style:name="T2" style:family="text">
      <style:text-properties officeooo:rsid="001bcba1"/>
    </style:style>
    <style:style style:name="T3" style:family="text">
      <style:text-properties fo:background-color="#064c25" loext:char-shading-value="0" loext:padding="0cm" loext:border="none"/>
    </style:style>
    <style:style style:name="T4" style:family="text">
      <style:text-properties style:font-name="Bahnschrift1" fo:background-color="#064c25" loext:char-shading-value="0" loext:padding="0cm" loext:border="none"/>
    </style:style>
    <style:style style:name="T5" style:family="text">
      <style:text-properties style:font-name="Bahnschrift1" fo:background-color="transparent" loext:char-shading-value="0" loext:padding="0cm" loext:border="none"/>
    </style:style>
    <style:style style:name="T6" style:family="text">
      <style:text-properties fo:font-weight="bold" fo:background-color="#064c25" loext:char-shading-value="0"/>
    </style:style>
    <style:style style:name="T7" style:family="text">
      <style:text-properties fo:background-color="#064c25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CRUM</text:span><text:span text:style-name="T2"><text:line-break/><text:line-break/><text:line-break/></text:span><text:span text:style-name="T3">Agile Scrum Initiation + Approfondissement - 3.00J</text:span></text:p>
      <text:section text:style-name="Sect1" text:name="magicdomid3">
        <text:p text:style-name="P2"><text:line-break/></text:p>
      </text:section>
      <text:section text:style-name="Sect1" text:name="magicdomid4">
        <text:p text:style-name="P3"><text:span text:style-name="T4">Manifeste Agile : </text:span><text:a xlink:type="simple" xlink:href="https://agilemanifesto.org/" text:style-name="Internet_20_link" text:visited-style-name="Visited_20_Internet_20_Link"><text:span text:style-name="T5">https://agilemanifesto.org/</text:span></text:a><text:span text:style-name="T4"> </text:span></text:p>
      </text:section>
      <text:section text:style-name="Sect1" text:name="magicdomid5">
        <text:p text:style-name="P3"><text:span text:style-name="T4">Agile aliance : </text:span><text:a xlink:type="simple" xlink:href="https://www.agilealliance.org/" text:style-name="Internet_20_link" text:visited-style-name="Visited_20_Internet_20_Link"><text:span text:style-name="T5">https://www.agilealliance.org/</text:span></text:a></text:p>
      </text:section>
      <text:section text:style-name="Sect1" text:name="magicdomid6">
        <text:p text:style-name="P3"><text:span text:style-name="T4">eXtreme Programming : </text:span><text:a xlink:type="simple" xlink:href="https://fr.wikipedia.org/wiki/Extreme_programming" text:style-name="Internet_20_link" text:visited-style-name="Visited_20_Internet_20_Link"><text:span text:style-name="T5">https://fr.wikipedia.org/wiki/Extreme_programming</text:span></text:a></text:p>
      </text:section>
      <text:section text:style-name="Sect1" text:name="magicdomid7">
        <text:p text:style-name="P3"><text:span text:style-name="T4">Just In Time : </text:span><text:a xlink:type="simple" xlink:href="https://www.bluelean.fr/blog/outils-lean/le-pilier-jat.html" text:style-name="Internet_20_link" text:visited-style-name="Visited_20_Internet_20_Link"><text:span text:style-name="T5">https://www.bluelean.fr/blog/outils-lean/le-pilier-jat.html</text:span></text:a><text:span text:style-name="T4"> </text:span></text:p>
      </text:section>
      <text:section text:style-name="Sect1" text:name="magicdomid8">
        <text:p text:style-name="P2"><text:line-break/></text:p>
      </text:section>
      <text:section text:style-name="Sect1" text:name="magicdomid9">
        <text:p text:style-name="P2"><text:line-break/></text:p>
      </text:section>
      <text:section text:style-name="Sect1" text:name="magicdomid10">
        <text:p text:style-name="P4">Scrum : </text:p>
      </text:section>
      <text:section text:style-name="Sect1" text:name="magicdomid11">
        <text:p text:style-name="P3"><text:span text:style-name="T4">    </text:span><text:a xlink:type="simple" xlink:href="https://www.scrum.org/" text:style-name="Internet_20_link" text:visited-style-name="Visited_20_Internet_20_Link"><text:span text:style-name="T5">https://www.scrum.org/</text:span></text:a></text:p>
      </text:section>
      <text:section text:style-name="Sect1" text:name="magicdomid12">
        <text:p text:style-name="P3"><text:span text:style-name="T4">    </text:span><text:a xlink:type="simple" xlink:href="https://www.scrum.org/resources/scrum-glossary" text:style-name="Internet_20_link" text:visited-style-name="Visited_20_Internet_20_Link"><text:span text:style-name="T5">https://www.scrum.org/resources/scrum-glossary</text:span></text:a></text:p>
      </text:section>
      <text:section text:style-name="Sect1" text:name="magicdomid13">
        <text:p text:style-name="P3"><text:span text:style-name="T4">    </text:span><text:a xlink:type="simple" xlink:href="https://www.scrum.org/learning-series/what-is-scrum/what-is-scrum" text:style-name="Internet_20_link" text:visited-style-name="Visited_20_Internet_20_Link"><text:span text:style-name="T5">https://www.scrum.org/learning-series/what-is-scrum/what-is-scrum</text:span></text:a><text:span text:style-name="T4"> </text:span></text:p>
      </text:section>
      <text:section text:style-name="Sect1" text:name="magicdomid14">
        <text:p text:style-name="P3"><text:span text:style-name="T4">    </text:span><text:a xlink:type="simple" xlink:href="https://scrumguides.org/docs/scrumguide/v2020/2020-Scrum-Guide-French.pdf" text:style-name="Internet_20_link" text:visited-style-name="Visited_20_Internet_20_Link"><text:span text:style-name="T5">https://scrumguides.org/docs/scrumguide/v2020/2020-Scrum-Guide-French.pdf</text:span></text:a></text:p>
      </text:section>
      <text:section text:style-name="Sect1" text:name="magicdomid15">
        <text:p text:style-name="P5">    </text:p>
      </text:section>
      <text:section text:style-name="Sect1" text:name="magicdomid16">
        <text:p text:style-name="P3"><text:span text:style-name="T4">    Burdown chart  : </text:span><text:a xlink:type="simple" xlink:href="https://fr.wikipedia.org/wiki/Burndown_chart" text:style-name="Internet_20_link" text:visited-style-name="Visited_20_Internet_20_Link"><text:span text:style-name="T5">https://fr.wikipedia.org/wiki/Burndown_chart</text:span></text:a></text:p>
      </text:section>
      <text:section text:style-name="Sect1" text:name="magicdomid17">
        <text:list text:style-name="L1">
          <text:list-item>
            <text:p text:style-name="P6"><text:span text:style-name="T4">    - Le Release Burdown Chart : </text:span><text:a xlink:type="simple" xlink:href="https://www.mountaingoatsoftware.com/agile/scrum/scrum-tools/release-burndown" text:style-name="Internet_20_link" text:visited-style-name="Visited_20_Internet_20_Link"><text:span text:style-name="T5">https://www.mountaingoatsoftware.com/agile/scrum/scrum-tools/release-burndown</text:span></text:a><text:span text:style-name="T4"> </text:span></text:p>
          </text:list-item>
        </text:list>
      </text:section>
      <text:section text:style-name="Sect1" text:name="magicdomid18">
        <text:list text:style-name="L2">
          <text:list-item>
            <text:p text:style-name="P7"><text:span text:style-name="T4">   - Sprint Burdown Chart : </text:span><text:a xlink:type="simple" xlink:href="https://www.visual-paradigm.com/scrum/scrum-burndown-chart/" text:style-name="Internet_20_link" text:visited-style-name="Visited_20_Internet_20_Link"><text:span text:style-name="T5">https://www.visual-paradigm.com/scrum/scrum-burndown-chart/</text:span></text:a></text:p>
          </text:list-item>
        </text:list>
      </text:section>
      <text:section text:style-name="Sect1" text:name="magicdomid19">
        <text:list text:style-name="L3">
          <text:list-item>
            <text:p text:style-name="P8"/>
          </text:list-item>
        </text:list>
      </text:section>
      <text:section text:style-name="Sect1" text:name="magicdomid20">
        <text:list text:style-name="L4">
          <text:list-item>
            <text:p text:style-name="P9"/>
          </text:list-item>
        </text:list>
      </text:section>
      <text:section text:style-name="Sect1" text:name="magicdomid21">
        <text:list text:style-name="L5">
          <text:list-item>
            <text:p text:style-name="P10"><text:span text:style-name="T4">Users Stories: </text:span><text:a xlink:type="simple" xlink:href="https://www.atlassian.com/agile/project-management/epics-stories-themes" text:style-name="Internet_20_link" text:visited-style-name="Visited_20_Internet_20_Link"><text:span text:style-name="T5">https://www.atlassian.com/agile/project-management/epics-stories-themes</text:span></text:a></text:p>
          </text:list-item>
        </text:list>
      </text:section>
      <text:section text:style-name="Sect1" text:name="magicdomid22">
        <text:list text:style-name="L6">
          <text:list-item>
            <text:p text:style-name="P11"/>
          </text:list-item>
        </text:list>
      </text:section>
      <text:section text:style-name="Sect1" text:name="magicdomid23">
        <text:list text:style-name="L7">
          <text:list-item>
            <text:p text:style-name="P12"><text:span text:style-name="T4">Scrum of Scrums : </text:span><text:a xlink:type="simple" xlink:href="https://www.atlassian.com/agile/scrum/scrum-of-scrums" text:style-name="Internet_20_link" text:visited-style-name="Visited_20_Internet_20_Link"><text:span text:style-name="T5">https://www.atlassian.com/agile/scrum/scrum-of-scrums</text:span></text:a></text:p>
          </text:list-item>
        </text:list>
      </text:section>
      <text:section text:style-name="Sect1" text:name="magicdomid24">
        <text:list text:style-name="L8">
          <text:list-item>
            <text:p text:style-name="P13"><text:a xlink:type="simple" xlink:href="https://openclassrooms.com/fr/courses/7203866-passez-a-lagilite-a-lechelle/7329225-utilisez-scrum-of-scrums-pour-travailler-avec-des-equipes-agiles-faiblement-dependantes" text:style-name="Internet_20_link" text:visited-style-name="Visited_20_Internet_20_Link"><text:span text:style-name="T5">https://openclassrooms.com/fr/courses/7203866-passez-a-lagilite-a-lechelle/7329225-utilisez-scrum-of-scrums-pour-travailler-avec-des-equipes-agiles-faiblement-dependantes</text:span></text:a></text:p>
          </text:list-item>
        </text:list>
      </text:section>
      <text:section text:style-name="Sect1" text:name="magicdomid25">
        <text:list text:style-name="L9">
          <text:list-item>
            <text:p text:style-name="P14"/>
          </text:list-item>
        </text:list>
      </text:section>
      <text:section text:style-name="Sect1" text:name="magicdomid26">
        <text:list text:style-name="L10">
          <text:list-item>
            <text:p text:style-name="P15"><text:span text:style-name="T4">TDD : </text:span><text:a xlink:type="simple" xlink:href="https://fr.wikipedia.org/wiki/Test_driven_development" text:style-name="Internet_20_link" text:visited-style-name="Visited_20_Internet_20_Link"><text:span text:style-name="T5">https://fr.wikipedia.org/wiki/Test_driven_development</text:span></text:a><text:span text:style-name="T4"> </text:span></text:p>
          </text:list-item>
        </text:list>
      </text:section>
      <text:section text:style-name="Sect1" text:name="magicdomid27">
        <text:list text:style-name="L11">
          <text:list-item>
            <text:p text:style-name="P16"><text:a xlink:type="simple" xlink:href="https://blog.hubspot.fr/website/test-driven-development#:~:text=Le%20test%2Ddriven%20development%20désigne,à%20mesure%20de%20la%20programmation" text:style-name="Internet_20_link" text:visited-style-name="Visited_20_Internet_20_Link"><text:span text:style-name="T5">https://blog.hubspot.fr/website/test-driven-development#:~:text=Le%20test%2Ddriven%20development%20d%C3%A9signe,%C3%A0%20mesure%20de%20la%20programmation</text:span></text:a><text:span text:style-name="T4">.</text:span></text:p>
          </text:list-item>
        </text:list>
      </text:section>
      <text:section text:style-name="Sect1" text:name="magicdomid28">
        <text:list text:style-name="L12">
          <text:list-item>
            <text:p text:style-name="P17"/>
          </text:list-item>
        </text:list>
      </text:section>
      <text:section text:style-name="Sect1" text:name="magicdomid29">
        <text:list text:style-name="L13">
          <text:list-item>
            <text:p text:style-name="P18"/>
          </text:list-item>
        </text:list>
      </text:section>
      <text:section text:style-name="Sect1" text:name="magicdomid30">
        <text:list text:style-name="L14">
          <text:list-item>
            <text:p text:style-name="P19">1. Quelles sont les différences entre l'approche prédictive et l'approche agile ?</text:p>
          </text:list-item>
        </text:list>
      </text:section>
      <text:section text:style-name="Sect1" text:name="magicdomid31">
        <text:list text:style-name="L15">
          <text:list-item>
            <text:p text:style-name="P20"/>
          </text:list-item>
        </text:list>
      </text:section>
      <text:section text:style-name="Sect1" text:name="magicdomid32">
        <text:list text:style-name="L16">
          <text:list-item>
            <text:p text:style-name="P21"/>
          </text:list-item>
        </text:list>
      </text:section>
      <text:section text:style-name="Sect1" text:name="magicdomid33">
        <text:list text:style-name="L17">
          <text:list-item>
            <text:p text:style-name="P22">2. Citez moi trois méthodes agile</text:p>
          </text:list-item>
        </text:list>
      </text:section>
      <text:section text:style-name="Sect1" text:name="magicdomid34">
        <text:list text:style-name="L18">
          <text:list-item>
            <text:p text:style-name="P23"><text:soft-page-break/>- Scrum </text:p>
          </text:list-item>
        </text:list>
      </text:section>
      <text:section text:style-name="Sect1" text:name="magicdomid35">
        <text:list text:style-name="L19">
          <text:list-item>
            <text:p text:style-name="P24">- XP (eXtreme Programming)</text:p>
          </text:list-item>
        </text:list>
      </text:section>
      <text:section text:style-name="Sect1" text:name="magicdomid36">
        <text:list text:style-name="L20">
          <text:list-item>
            <text:p text:style-name="P25">- Kanban</text:p>
          </text:list-item>
        </text:list>
      </text:section>
      <text:section text:style-name="Sect1" text:name="magicdomid37">
        <text:list text:style-name="L21">
          <text:list-item>
            <text:p text:style-name="P26"/>
          </text:list-item>
        </text:list>
      </text:section>
      <text:section text:style-name="Sect1" text:name="magicdomid38">
        <text:list text:style-name="L22">
          <text:list-item>
            <text:p text:style-name="P27">3. Quels sont les trois rôles clés dans Scrum ?</text:p>
          </text:list-item>
        </text:list>
      </text:section>
      <text:section text:style-name="Sect1" text:name="magicdomid39">
        <text:list text:style-name="L23">
          <text:list-item>
            <text:p text:style-name="P28">- Product Owner </text:p>
          </text:list-item>
        </text:list>
      </text:section>
      <text:section text:style-name="Sect1" text:name="magicdomid40">
        <text:list text:style-name="L24">
          <text:list-item>
            <text:p text:style-name="P29">- Scrum master </text:p>
          </text:list-item>
        </text:list>
      </text:section>
      <text:section text:style-name="Sect1" text:name="magicdomid41">
        <text:list text:style-name="L25">
          <text:list-item>
            <text:p text:style-name="P30">- Equipe de développement</text:p>
          </text:list-item>
        </text:list>
      </text:section>
      <text:section text:style-name="Sect1" text:name="magicdomid42">
        <text:list text:style-name="L26">
          <text:list-item>
            <text:p text:style-name="P31"/>
          </text:list-item>
        </text:list>
      </text:section>
      <text:section text:style-name="Sect1" text:name="magicdomid43">
        <text:list text:style-name="L27">
          <text:list-item>
            <text:p text:style-name="P32"/>
          </text:list-item>
        </text:list>
      </text:section>
      <text:section text:style-name="Sect1" text:name="magicdomid44">
        <text:list text:style-name="L28">
          <text:list-item>
            <text:p text:style-name="P33"/>
          </text:list-item>
        </text:list>
      </text:section>
      <text:section text:style-name="Sect1" text:name="magicdomid45">
        <text:p text:style-name="P2"><text:line-break/></text:p>
      </text:section>
      <text:section text:style-name="Sect1" text:name="magicdomid46">
        <text:list text:style-name="L29">
          <text:list-item>
            <text:p text:style-name="P34">4. Quelle est la durée d’un Sprint ?</text:p>
          </text:list-item>
        </text:list>
      </text:section>
      <text:section text:style-name="Sect1" text:name="magicdomid47">
        <text:list text:style-name="L30">
          <text:list-item>
            <text:p text:style-name="P35">    La durée est entre 1 à 4 semaines</text:p>
          </text:list-item>
        </text:list>
      </text:section>
      <text:section text:style-name="Sect1" text:name="magicdomid48">
        <text:list text:style-name="L31">
          <text:list-item>
            <text:p text:style-name="P36"/>
          </text:list-item>
        </text:list>
      </text:section>
      <text:section text:style-name="Sect1" text:name="magicdomid49">
        <text:list text:style-name="L32">
          <text:list-item>
            <text:p text:style-name="P37">5. Quels sont les événements Scrum ?</text:p>
          </text:list-item>
        </text:list>
      </text:section>
      <text:section text:style-name="Sect1" text:name="magicdomid50">
        <text:list text:style-name="L33">
          <text:list-item>
            <text:p text:style-name="P38">- Sprint Planning </text:p>
          </text:list-item>
        </text:list>
      </text:section>
      <text:section text:style-name="Sect1" text:name="magicdomid51">
        <text:list text:style-name="L34">
          <text:list-item>
            <text:p text:style-name="P39">- Le Sprint  </text:p>
          </text:list-item>
        </text:list>
      </text:section>
      <text:section text:style-name="Sect1" text:name="magicdomid52">
        <text:list text:style-name="L35">
          <text:list-item>
            <text:p text:style-name="P40">- Daily Scrum </text:p>
          </text:list-item>
        </text:list>
      </text:section>
      <text:section text:style-name="Sect1" text:name="magicdomid53">
        <text:list text:style-name="L36">
          <text:list-item>
            <text:p text:style-name="P41">- Sprint Review </text:p>
          </text:list-item>
        </text:list>
      </text:section>
      <text:section text:style-name="Sect1" text:name="magicdomid54">
        <text:list text:style-name="L37">
          <text:list-item>
            <text:p text:style-name="P42">- Sprint Rétrospective </text:p>
          </text:list-item>
        </text:list>
      </text:section>
      <text:section text:style-name="Sect1" text:name="magicdomid55">
        <text:list text:style-name="L38">
          <text:list-item>
            <text:p text:style-name="P43"/>
          </text:list-item>
        </text:list>
      </text:section>
      <text:section text:style-name="Sect1" text:name="magicdomid56">
        <text:list text:style-name="L39">
          <text:list-item>
            <text:p text:style-name="P44">6.  Qu’est-ce qu’un backlog produit ?</text:p>
          </text:list-item>
        </text:list>
      </text:section>
      <text:section text:style-name="Sect1" text:name="magicdomid57">
        <text:list text:style-name="L40">
          <text:list-item>
            <text:p text:style-name="P45"/>
          </text:list-item>
        </text:list>
      </text:section>
      <text:section text:style-name="Sect1" text:name="magicdomid58">
        <text:list text:style-name="L41">
          <text:list-item>
            <text:p text:style-name="P46"/>
          </text:list-item>
        </text:list>
      </text:section>
      <text:section text:style-name="Sect1" text:name="magicdomid59">
        <text:list text:style-name="L42">
          <text:list-item>
            <text:p text:style-name="P47">7. Qu’est-ce qu’un incrément ?</text:p>
          </text:list-item>
        </text:list>
      </text:section>
      <text:section text:style-name="Sect1" text:name="magicdomid60">
        <text:list text:style-name="L43">
          <text:list-item>
            <text:p text:style-name="P48"/>
          </text:list-item>
        </text:list>
      </text:section>
      <text:section text:style-name="Sect1" text:name="magicdomid61">
        <text:list text:style-name="L44">
          <text:list-item>
            <text:p text:style-name="P49"/>
          </text:list-item>
        </text:list>
      </text:section>
      <text:section text:style-name="Sect1" text:name="magicdomid62">
        <text:list text:style-name="L45">
          <text:list-item>
            <text:p text:style-name="P50">8. Quels sont les artefacts de Scrum ?</text:p>
          </text:list-item>
        </text:list>
      </text:section>
      <text:section text:style-name="Sect1" text:name="magicdomid63">
        <text:list text:style-name="L46">
          <text:list-item>
            <text:p text:style-name="P51">- Product Backlog </text:p>
          </text:list-item>
        </text:list>
      </text:section>
      <text:section text:style-name="Sect1" text:name="magicdomid64">
        <text:list text:style-name="L47">
          <text:list-item>
            <text:p text:style-name="P52">- Sprint Backlog </text:p>
          </text:list-item>
        </text:list>
      </text:section>
      <text:section text:style-name="Sect1" text:name="magicdomid65">
        <text:list text:style-name="L48">
          <text:list-item>
            <text:p text:style-name="P53">- Increment </text:p>
          </text:list-item>
        </text:list>
      </text:section>
      <text:section text:style-name="Sect1" text:name="magicdomid66">
        <text:list text:style-name="L49">
          <text:list-item>
            <text:p text:style-name="P54"/>
          </text:list-item>
        </text:list>
      </text:section>
      <text:section text:style-name="Sect1" text:name="magicdomid67">
        <text:list text:style-name="L50">
          <text:list-item>
            <text:p text:style-name="P55">9. Citez moi les trois piliers scrum ?  </text:p>
          </text:list-item>
        </text:list>
      </text:section>
      <text:section text:style-name="Sect1" text:name="magicdomid68">
        <text:list text:style-name="L51">
          <text:list-item>
            <text:p text:style-name="P56">- La transparence </text:p>
          </text:list-item>
        </text:list>
      </text:section>
      <text:section text:style-name="Sect1" text:name="magicdomid69">
        <text:list text:style-name="L52">
          <text:list-item>
            <text:p text:style-name="P57">- L'inspection </text:p>
          </text:list-item>
        </text:list>
      </text:section>
      <text:section text:style-name="Sect1" text:name="magicdomid70">
        <text:list text:style-name="L53">
          <text:list-item>
            <text:p text:style-name="P58">- L'adaptation </text:p>
          </text:list-item>
        </text:list>
      </text:section>
      <text:section text:style-name="Sect1" text:name="magicdomid71">
        <text:list text:style-name="L54">
          <text:list-item>
            <text:p text:style-name="P59"/>
          </text:list-item>
        </text:list>
      </text:section>
      <text:section text:style-name="Sect1" text:name="magicdomid72">
        <text:list text:style-name="L55">
          <text:list-item>
            <text:p text:style-name="P60">10. Qu’est-ce qu’une Definition of Done (DoD) ?</text:p>
          </text:list-item>
        </text:list>
      </text:section>
      <text:section text:style-name="Sect1" text:name="magicdomid73">
        <text:list text:style-name="L56">
          <text:list-item>
            <text:p text:style-name="P61"/>
          </text:list-item>
        </text:list>
      </text:section>
      <text:section text:style-name="Sect1" text:name="magicdomid74">
        <text:list text:style-name="L57">
          <text:list-item>
            <text:p text:style-name="P62">11.  Qu’est-ce qu’un Daily Scrum ?</text:p>
          </text:list-item>
        </text:list>
      </text:section>
      <text:section text:style-name="Sect1" text:name="magicdomid75">
        <text:list text:style-name="L58">
          <text:list-item>
            <text:p text:style-name="P63"/>
          </text:list-item>
        </text:list>
      </text:section>
      <text:section text:style-name="Sect1" text:name="magicdomid76">
        <text:list text:style-name="L59">
          <text:list-item>
            <text:p text:style-name="P64">12. Qu’est-ce que le Sprint Planning ?</text:p>
          </text:list-item>
        </text:list>
      </text:section>
      <text:section text:style-name="Sect1" text:name="magicdomid77">
        <text:list text:style-name="L60">
          <text:list-item>
            <text:p text:style-name="P65"><text:soft-page-break/></text:p>
          </text:list-item>
        </text:list>
      </text:section>
      <text:section text:style-name="Sect1" text:name="magicdomid78">
        <text:list text:style-name="L61">
          <text:list-item>
            <text:p text:style-name="P66">11. Que fait-on dans une Sprint Retrospective ?</text:p>
          </text:list-item>
        </text:list>
      </text:section>
      <text:section text:style-name="Sect1" text:name="magicdomid79">
        <text:list text:style-name="L62">
          <text:list-item>
            <text:p text:style-name="P67"/>
          </text:list-item>
        </text:list>
      </text:section>
      <text:section text:style-name="Sect1" text:name="magicdomid80">
        <text:list text:style-name="L63">
          <text:list-item>
            <text:p text:style-name="P68"/>
          </text:list-item>
        </text:list>
      </text:section>
      <text:section text:style-name="Sect1" text:name="magicdomid81">
        <text:list text:style-name="L64">
          <text:list-item>
            <text:list>
              <text:list-item>
                <text:list>
                  <text:list-item>
                    <text:h text:style-name="P69" text:outline-level="3">Trois groupes de  3 : </text:h>
                  </text:list-item>
                </text:list>
              </text:list-item>
            </text:list>
          </text:list-item>
        </text:list>
      </text:section>
      <text:section text:style-name="Sect1" text:name="magicdomid82">
        <text:list text:style-name="L65">
          <text:list-item>
            <text:p text:style-name="P70"/>
          </text:list-item>
        </text:list>
      </text:section>
      <text:section text:style-name="Sect1" text:name="magicdomid83">
        <text:list text:style-name="L66">
          <text:list-item>
            <text:p text:style-name="P71">1 er groupe :</text:p>
          </text:list-item>
        </text:list>
      </text:section>
      <text:section text:style-name="Sect1" text:name="magicdomid84">
        <text:list text:style-name="L67">
          <text:list-item>
            <text:p text:style-name="P72">Enzo </text:p>
          </text:list-item>
        </text:list>
      </text:section>
      <text:section text:style-name="Sect1" text:name="magicdomid85">
        <text:list text:style-name="L68">
          <text:list-item>
            <text:p text:style-name="P73">Quentin</text:p>
          </text:list-item>
        </text:list>
      </text:section>
      <text:section text:style-name="Sect1" text:name="magicdomid86">
        <text:list text:style-name="L69">
          <text:list-item>
            <text:p text:style-name="P74">Mohamed Amine</text:p>
          </text:list-item>
        </text:list>
      </text:section>
      <text:section text:style-name="Sect1" text:name="magicdomid87">
        <text:list text:style-name="L70">
          <text:list-item>
            <text:p text:style-name="P75">Site de lecture de BD et de Manga en ligne</text:p>
          </text:list-item>
        </text:list>
      </text:section>
      <text:section text:style-name="Sect1" text:name="magicdomid88">
        <text:list text:style-name="L71">
          <text:list-item>
            <text:p text:style-name="P76"/>
          </text:list-item>
        </text:list>
      </text:section>
      <text:section text:style-name="Sect1" text:name="magicdomid89">
        <text:list text:style-name="L72">
          <text:list-item>
            <text:p text:style-name="P77"><text:span text:style-name="T6">2ème groupe :</text:span><text:span text:style-name="T7"> </text:span></text:p>
          </text:list-item>
        </text:list>
      </text:section>
      <text:section text:style-name="Sect1" text:name="magicdomid90">
        <text:list text:style-name="L73">
          <text:list-item>
            <text:p text:style-name="P78">Davy</text:p>
          </text:list-item>
        </text:list>
      </text:section>
      <text:section text:style-name="Sect1" text:name="magicdomid91">
        <text:list text:style-name="L74">
          <text:list-item>
            <text:p text:style-name="P79">Cécile</text:p>
          </text:list-item>
        </text:list>
      </text:section>
      <text:section text:style-name="Sect1" text:name="magicdomid92">
        <text:list text:style-name="L75">
          <text:list-item>
            <text:p text:style-name="P80">Nassim</text:p>
          </text:list-item>
        </text:list>
      </text:section>
      <text:section text:style-name="Sect1" text:name="magicdomid93">
        <text:list text:style-name="L76">
          <text:list-item>
            <text:p text:style-name="P81">Générateur de Quizz</text:p>
          </text:list-item>
        </text:list>
      </text:section>
      <text:section text:style-name="Sect1" text:name="magicdomid94">
        <text:list text:style-name="L77">
          <text:list-item>
            <text:p text:style-name="P82"/>
          </text:list-item>
        </text:list>
      </text:section>
      <text:section text:style-name="Sect1" text:name="magicdomid95">
        <text:list text:style-name="L78">
          <text:list-item>
            <text:p text:style-name="P83">3ème groupe : </text:p>
          </text:list-item>
        </text:list>
      </text:section>
      <text:section text:style-name="Sect1" text:name="magicdomid96">
        <text:list text:style-name="L79">
          <text:list-item>
            <text:p text:style-name="P84">Keryan O</text:p>
          </text:list-item>
        </text:list>
      </text:section>
      <text:section text:style-name="Sect1" text:name="magicdomid97">
        <text:list text:style-name="L80">
          <text:list-item>
            <text:p text:style-name="P85">Rémy</text:p>
          </text:list-item>
        </text:list>
      </text:section>
      <text:section text:style-name="Sect1" text:name="magicdomid98">
        <text:list text:style-name="L81">
          <text:list-item>
            <text:p text:style-name="P86">Muhammad Shahid</text:p>
          </text:list-item>
        </text:list>
      </text:section>
      <text:section text:style-name="Sect1" text:name="magicdomid99">
        <text:list text:style-name="L82">
          <text:list-item>
            <text:p text:style-name="P87">Générateur de CV</text:p>
          </text:list-item>
        </text:list>
      </text:section>
      <text:section text:style-name="Sect1" text:name="magicdomid100">
        <text:list text:style-name="L83">
          <text:list-item>
            <text:p text:style-name="P88"/>
          </text:list-item>
        </text:list>
      </text:section>
      <text:section text:style-name="Sect1" text:name="magicdomid101">
        <text:list text:style-name="L84">
          <text:list-item>
            <text:p text:style-name="P89"/>
          </text:list-item>
        </text:list>
      </text:section>
      <text:section text:style-name="Sect1" text:name="magicdomid102">
        <text:list text:style-name="L85">
          <text:list-item>
            <text:list>
              <text:list-item>
                <text:list>
                  <text:list-item>
                    <text:h text:style-name="P90" text:outline-level="3">2. Lean Canvas</text:h>
                  </text:list-item>
                </text:list>
              </text:list-item>
            </text:list>
          </text:list-item>
        </text:list>
      </text:section>
      <text:section text:style-name="Sect1" text:name="magicdomid103">
        <text:list text:style-name="L86">
          <text:list-item>
            <text:p text:style-name="P91"><text:a xlink:type="simple" xlink:href="https://bpifrance-creation.fr/moment-de-vie/lean-canvas-lapplication-methode-du-lean-startup" text:style-name="Internet_20_link" text:visited-style-name="Visited_20_Internet_20_Link"><text:span text:style-name="T5">https://bpifrance-creation.fr/moment-de-vie/lean-canvas-lapplication-methode-du-lean-startup</text:span></text:a></text:p>
          </text:list-item>
        </text:list>
      </text:section>
      <text:section text:style-name="Sect1" text:name="magicdomid104">
        <text:list text:style-name="L87">
          <text:list-item>
            <text:p text:style-name="P92"><text:a xlink:type="simple" xlink:href="https://www.usabilis.com/lean-canvas/" text:style-name="Internet_20_link" text:visited-style-name="Visited_20_Internet_20_Link"><text:span text:style-name="T5">https://www.usabilis.com/lean-canvas/</text:span></text:a></text:p>
          </text:list-item>
        </text:list>
      </text:section>
      <text:section text:style-name="Sect1" text:name="magicdomid105">
        <text:list text:style-name="L88">
          <text:list-item>
            <text:p text:style-name="P93"><text:a xlink:type="simple" xlink:href="https://draft.io/fr/example/lean-startup-canvas" text:style-name="Internet_20_link" text:visited-style-name="Visited_20_Internet_20_Link"><text:span text:style-name="T5">https://draft.io/fr/example/lean-startup-canvas</text:span></text:a></text:p>
          </text:list-item>
        </text:list>
      </text:section>
      <text:section text:style-name="Sect1" text:name="magicdomid106">
        <text:p text:style-name="P2"><text:line-break/></text:p>
      </text:section>
      <text:p text:style-name="P9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/>
    <style:font-face style:name="Bahnschrift1" svg:font-family="Bahnschrift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Bahnschrift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Bahnschrift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ahnschrift" fo:font-family="Bahnschrift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08:55:12.458000000</meta:creation-date>
    <dc:date>2024-12-09T09:01:07.349000000</dc:date>
    <meta:editing-duration>PT5M55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3" meta:paragraph-count="105" meta:word-count="353" meta:character-count="2684" meta:non-whitespace-character-count="2415"/>
  </office:meta>
</office:document-meta>
</file>